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 style:master-page-name="Standard">
      <style:paragraph-properties fo:margin-top="0cm" fo:margin-bottom="0cm" loext:contextual-spacing="false" fo:line-height="100%"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www.fimfiction.net/story/397534/what-else-could-go-wrong" text:style-name="ListLabel_20_1" text:visited-style-name="ListLabel_20_1"><text:span text:style-name="T1">What else could go wrong?</text:span></text:a></text:p>
      <text:p text:style-name="P1">Autor: Ponibius</text:p>
      <text:p text:style-name="P1">[Drama][Slice of Life]</text:p>
      <text:p text:style-name="P1"/>
      <text:p text:style-name="P1">Skoro pojawiła się recenzja „Study of a Winning Pony”, to słusznym posunięciem wydaje się dodanie również sequela wspomnianego opowiadania. Przed Wami „What else could go wrong?”.</text:p>
      <text:p text:style-name="P1"/>
      <text:p text:style-name="P1">Od razu uprzedzam wszystkich potencjalnych czytelników – o ile staram się nie spolerować w recenzjach, bo za to nie ma herbatnika, to siłą rzeczy muszę coś o recenzowanym fanfiku napisać. A to niestety oznacza, iż zostaną ujawnione pewne ważne fakty z pierwszej części. Dlatego osobom, które jeszcze nie zapoznały się ze „Study…” i nie chcą sobie psuć przyjemności z lektury, zalecam pominięcie tej recenzji. Przynajmniej chwilowo.</text:p>
      <text:p text:style-name="P1"/>
      <text:p text:style-name="P1">Do rzeczy. Shining Armor, mimo iż jest świeżo upieczonym małżonkiem, nie należy do najszczęśliwszych ogierów w Equestrii. W czasie ostatniej inwazji odmieńców nie popisał się – przynajmniej w oczach mieszkańców Canterlot. Tak więc jego najnowsze ciotki, Celestia i Luna, postanowiły, iż dla zatarcia niekorzystnego wizerunku powinien zrezygnować z funkcji kapitana Gwardii Królewskiej. Nasz biały heros póki co pozostaje więc praktycznie bez pracy – co prawda nadal znajduje się w szeregach Gwardii, ale bez żadnego przydziału. Jakby tego było mało, nagle dowiaduje się, że jest ojcem. Chwila zapomnienia na imprezie z okazji ukończenia akademii wojskowej przed siedmiu laty okazuje się mieć doniosłe konsekwencje. Trudno się dziwić, że ta wiadomość wali go jak obuchem, a następna jest jeszcze lepsza. Ma siostrę. <office:annotation office:name="__Annotation__14_1084140903"><dc:creator>Dolar84</dc:creator><dc:date>2019-09-10T18:15:05</dc:date><text:p><text:span text:style-name="T3">Nie wiesz :D</text:span></text:p></office:annotation><office:annotation office:name="__Annotation__12_1084140903"><dc:creator>Weronika Błaż</dc:creator><dc:date>2019-06-10T09:46:44</dc:date><text:p><text:span text:style-name="T3">Raczej drugą (licząc Twi jako pierwszą), chyba że o czymś nie wiem.</text:span></text:p></office:annotation>Trzecią<office:annotation-end office:name="__Annotation__12_1084140903"/><office:annotation-end office:name="__Annotation__14_1084140903"/>. Shining Armor ma więc w perspektywie najbliższych dni poznanie nigdy niewidzianej córki oraz siostry, o której myślał, że zmarła we wczesnym dzieciństwie. No i jeszcze o wszystkim musi powiedzieć swojej szanownej małżonce. Wspaniała perspektywa, prawda?</text:p>
      <text:p text:style-name="P1"/>
      <text:p text:style-name="P1">Dalej nie będę Wam spoilerował, musicie doczytać sami. W skrócie można to określić jako błyskawiczny kurs dorastania dla głównego bohatera – nagle musi odnaleźć się w poważnej roli rodzica. Dodając do tego wszelkie inne problemy związane z nową sytuacją rodzinną? Zaprawdę powiadam Wam, iż fanfik wart jest przeczytania. Na dodatek, mimo że jest częścią Winningverse, to żarty o bzykaniu niemal nie występują. To już ten czas, kiedy opowiadania w tym uniwersum stają się poważniejsze, choć nadal mające spory potencjał humorystyczny. No i Ponibius po raz kolejny udowodnił, iż ma lekkie pióro. Pięćdziesiąt tysięcy słów, które tworzą fanfika, czyta się błyskawicznie.</text:p>
      <text:p text:style-name="P1"/>
      <text:p text:style-name="P1">Ciekawa fabuła, pełnokrwiste postacie, dobre opisy, wszystko opakowane w przystępny język i doskonałą formę. Czego chcieć więcej? Bezwzględnie polecam!</text:p>
      <text:p text:style-name="P1"/>
      <text:p text:style-name="P1">Link do obrazka: <text:a xlink:type="simple" xlink:href="https://cdn-img.fimfiction.net/story/8kaj-1515491455-397534-full" text:style-name="ListLabel_20_2" text:visited-style-name="ListLabel_20_2"><text:span text:style-name="T2">1</text:span></text:a></text:p>
      <text:p text:style-name="P1">Link do źródła: <text:a xlink:type="simple" xlink:href="https://www.fimfiction.net/story/397534/what-else-could-go-wrong" text:style-name="ListLabel_20_2" text:visited-style-name="ListLabel_20_2"><text:span text:style-name="T2">1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pl" fo:country="PL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 LibreOffice_project/057fc023c990d676a43019934386b85b21a9ee99</meta:generator>
    <dc:date>2019-09-16T20:17:13.819000000</dc:date>
    <meta:editing-duration>PT5M22S</meta:editing-duration>
    <meta:editing-cycles>1</meta:editing-cycles>
    <meta:document-statistic meta:table-count="0" meta:image-count="0" meta:object-count="0" meta:page-count="1" meta:paragraph-count="10" meta:word-count="380" meta:character-count="2602" meta:non-whitespace-character-count="2228"/>
  </office:meta>
</office:document-meta>
</file>